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8.087cm"/>
    </style:style>
    <style:style style:name="co3" style:family="table-column">
      <style:table-column-properties fo:break-before="auto" style:column-width="3.431cm"/>
    </style:style>
    <style:style style:name="co4" style:family="table-column">
      <style:table-column-properties fo:break-before="auto" style:column-width="2.7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me to run in qemu</text:p>
          </table:table-cell>
          <table:table-cell office:value-type="string" calcext:value-type="string">
            <text:p>steps execut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mIOandFlowOperations/pop.json</text:p>
          </table:table-cell>
          <table:table-cell office:value-type="float" office:value="1.51634075600305" calcext:value-type="float">
            <text:p>1,51634075600305</text:p>
          </table:table-cell>
          <table:table-cell office:value-type="float" office:value="1249617" calcext:value-type="float">
            <text:p>12496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mIOandFlowOperations/codecopy.json</text:p>
          </table:table-cell>
          <table:table-cell office:value-type="float" office:value="1.50545337999938" calcext:value-type="float">
            <text:p>1,50545337999938</text:p>
          </table:table-cell>
          <table:table-cell office:value-type="float" office:value="4081700" calcext:value-type="float">
            <text:p>40817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mIOandFlowOperations/mload.json</text:p>
          </table:table-cell>
          <table:table-cell office:value-type="float" office:value="1.52129468100611" calcext:value-type="float">
            <text:p>1,52129468100611</text:p>
          </table:table-cell>
          <table:table-cell office:value-type="float" office:value="1940737" calcext:value-type="float">
            <text:p>194073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mIOandFlowOperations/pc.json</text:p>
          </table:table-cell>
          <table:table-cell office:value-type="float" office:value="1.5173338099994" calcext:value-type="float">
            <text:p>1,5173338099994</text:p>
          </table:table-cell>
          <table:table-cell office:value-type="float" office:value="1424858" calcext:value-type="float">
            <text:p>1424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mIOandFlowOperations/jumpToPush.json</text:p>
          </table:table-cell>
          <table:table-cell office:value-type="float" office:value="1.70459418499377" calcext:value-type="float">
            <text:p>1,70459418499377</text:p>
          </table:table-cell>
          <table:table-cell office:value-type="float" office:value="169476834" calcext:value-type="float">
            <text:p>1694768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vmIOandFlowOperations/loopsConditionals.json</text:p>
          </table:table-cell>
          <table:table-cell office:value-type="float" office:value="1.53308343800018" calcext:value-type="float">
            <text:p>1,53308343800018</text:p>
          </table:table-cell>
          <table:table-cell office:value-type="float" office:value="12136916" calcext:value-type="float">
            <text:p>12136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mIOandFlowOperations/mstore.json</text:p>
          </table:table-cell>
          <table:table-cell office:value-type="float" office:value="1.52327993098879" calcext:value-type="float">
            <text:p>1,52327993098879</text:p>
          </table:table-cell>
          <table:table-cell office:value-type="float" office:value="3458831" calcext:value-type="float">
            <text:p>34588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mIOandFlowOperations/loop_stacklimit.json</text:p>
          </table:table-cell>
          <table:table-cell office:value-type="float" office:value="1.49678442800359" calcext:value-type="float">
            <text:p>1,49678442800359</text:p>
          </table:table-cell>
          <table:table-cell office:value-type="float" office:value="1324953" calcext:value-type="float">
            <text:p>13249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mIOandFlowOperations/gas.json</text:p>
          </table:table-cell>
          <table:table-cell office:value-type="float" office:value="1.57966122298967" calcext:value-type="float">
            <text:p>1,57966122298967</text:p>
          </table:table-cell>
          <table:table-cell office:value-type="float" office:value="1287119" calcext:value-type="float">
            <text:p>12871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mIOandFlowOperations/jumpi.json</text:p>
          </table:table-cell>
          <table:table-cell office:value-type="float" office:value="1.5823005889979" calcext:value-type="float">
            <text:p>1,5823005889979</text:p>
          </table:table-cell>
          <table:table-cell office:value-type="float" office:value="28556248" calcext:value-type="float">
            <text:p>285562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vmIOandFlowOperations/mstore8.json</text:p>
          </table:table-cell>
          <table:table-cell office:value-type="float" office:value="1.51299869999639" calcext:value-type="float">
            <text:p>1,51299869999639</text:p>
          </table:table-cell>
          <table:table-cell office:value-type="float" office:value="2025144" calcext:value-type="float">
            <text:p>2025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mIOandFlowOperations/return.json</text:p>
          </table:table-cell>
          <table:table-cell office:value-type="float" office:value="1.57464470900595" calcext:value-type="float">
            <text:p>1,57464470900595</text:p>
          </table:table-cell>
          <table:table-cell office:value-type="float" office:value="4047934" calcext:value-type="float">
            <text:p>40479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mIOandFlowOperations/msize.json</text:p>
          </table:table-cell>
          <table:table-cell office:value-type="float" office:value="1.59826391800016" calcext:value-type="float">
            <text:p>1,59826391800016</text:p>
          </table:table-cell>
          <table:table-cell office:value-type="float" office:value="56025595" calcext:value-type="float">
            <text:p>560255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IOandFlowOperations/sstore_sload.json</text:p>
          </table:table-cell>
          <table:table-cell office:value-type="float" office:value="1.5005493130011" calcext:value-type="float">
            <text:p>1,5005493130011</text:p>
          </table:table-cell>
          <table:table-cell office:value-type="float" office:value="2476850" calcext:value-type="float">
            <text:p>24768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mIOandFlowOperations/jump.json</text:p>
          </table:table-cell>
          <table:table-cell office:value-type="float" office:value="1.52593743400939" calcext:value-type="float">
            <text:p>1,52593743400939</text:p>
          </table:table-cell>
          <table:table-cell office:value-type="float" office:value="17242542" calcext:value-type="float">
            <text:p>17242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mPerformance/loopExp.json</text:p>
          </table:table-cell>
          <table:table-cell office:value-type="float" office:value="86.5444170109986" calcext:value-type="float">
            <text:p>86,5444170109986</text:p>
          </table:table-cell>
          <table:table-cell office:value-type="float" office:value="156161066402" calcext:value-type="float">
            <text:p>15616106640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vmPerformance/loopMul.json</text:p>
          </table:table-cell>
          <table:table-cell office:value-type="float" office:value="1259.20748675799" calcext:value-type="float">
            <text:p>1259,20748675799</text:p>
          </table:table-cell>
          <table:table-cell office:value-type="float" office:value="1308151770934" calcext:value-type="float">
            <text:p>130815177093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vmPerformance/performanceTester.json</text:p>
          </table:table-cell>
          <table:table-cell office:value-type="float" office:value="1.89509896800155" calcext:value-type="float">
            <text:p>1,89509896800155</text:p>
          </table:table-cell>
          <table:table-cell office:value-type="float" office:value="328001287" calcext:value-type="float">
            <text:p>32800128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mLogTest/log1.json</text:p>
          </table:table-cell>
          <table:table-cell office:value-type="float" office:value="1.58592846500687" calcext:value-type="float">
            <text:p>1,58592846500687</text:p>
          </table:table-cell>
          <table:table-cell office:value-type="float" office:value="6044853" calcext:value-type="float">
            <text:p>604485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mLogTest/log4.json</text:p>
          </table:table-cell>
          <table:table-cell office:value-type="float" office:value="1.51094994400046" calcext:value-type="float">
            <text:p>1,51094994400046</text:p>
          </table:table-cell>
          <table:table-cell office:value-type="float" office:value="6799700" calcext:value-type="float">
            <text:p>6799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mLogTest/log0.json</text:p>
          </table:table-cell>
          <table:table-cell office:value-type="float" office:value="1.57007354300004" calcext:value-type="float">
            <text:p>1,57007354300004</text:p>
          </table:table-cell>
          <table:table-cell office:value-type="float" office:value="5327298" calcext:value-type="float">
            <text:p>532729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mLogTest/log2.json</text:p>
          </table:table-cell>
          <table:table-cell office:value-type="float" office:value="1.51038547599455" calcext:value-type="float">
            <text:p>1,51038547599455</text:p>
          </table:table-cell>
          <table:table-cell office:value-type="float" office:value="6051316" calcext:value-type="float">
            <text:p>60513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mLogTest/log3.json</text:p>
          </table:table-cell>
          <table:table-cell office:value-type="float" office:value="1.52275828699931" calcext:value-type="float">
            <text:p>1,52275828699931</text:p>
          </table:table-cell>
          <table:table-cell office:value-type="float" office:value="6788675" calcext:value-type="float">
            <text:p>678867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mArithmeticTest/expPower256Of256.json</text:p>
          </table:table-cell>
          <table:table-cell office:value-type="float" office:value="1.57319008199556" calcext:value-type="float">
            <text:p>1,57319008199556</text:p>
          </table:table-cell>
          <table:table-cell office:value-type="float" office:value="127329035" calcext:value-type="float">
            <text:p>12732903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mArithmeticTest/sdiv.json</text:p>
          </table:table-cell>
          <table:table-cell office:value-type="float" office:value="1.59422391500266" calcext:value-type="float">
            <text:p>1,59422391500266</text:p>
          </table:table-cell>
          <table:table-cell office:value-type="float" office:value="12838142" calcext:value-type="float">
            <text:p>128381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mArithmeticTest/smod.json</text:p>
          </table:table-cell>
          <table:table-cell office:value-type="float" office:value="1.5267726029997" calcext:value-type="float">
            <text:p>1,5267726029997</text:p>
          </table:table-cell>
          <table:table-cell office:value-type="float" office:value="4206437" calcext:value-type="float">
            <text:p>42064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vmArithmeticTest/not.json</text:p>
          </table:table-cell>
          <table:table-cell office:value-type="float" office:value="1.52623989900167" calcext:value-type="float">
            <text:p>1,52623989900167</text:p>
          </table:table-cell>
          <table:table-cell office:value-type="float" office:value="811768" calcext:value-type="float">
            <text:p>81176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mArithmeticTest/exp.json</text:p>
          </table:table-cell>
          <table:table-cell office:value-type="float" office:value="1.54711738298647" calcext:value-type="float">
            <text:p>1,54711738298647</text:p>
          </table:table-cell>
          <table:table-cell office:value-type="float" office:value="9211466" calcext:value-type="float">
            <text:p>921146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vmArithmeticTest/sub.json</text:p>
          </table:table-cell>
          <table:table-cell office:value-type="float" office:value="1.5329798390012" calcext:value-type="float">
            <text:p>1,5329798390012</text:p>
          </table:table-cell>
          <table:table-cell office:value-type="float" office:value="3632901" calcext:value-type="float">
            <text:p>363290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vmArithmeticTest/signextend.json</text:p>
          </table:table-cell>
          <table:table-cell office:value-type="float" office:value="1.54899532000127" calcext:value-type="float">
            <text:p>1,54899532000127</text:p>
          </table:table-cell>
          <table:table-cell office:value-type="float" office:value="11096379" calcext:value-type="float">
            <text:p>110963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vmArithmeticTest/mod.json</text:p>
          </table:table-cell>
          <table:table-cell office:value-type="float" office:value="1.55582868200145" calcext:value-type="float">
            <text:p>1,55582868200145</text:p>
          </table:table-cell>
          <table:table-cell office:value-type="float" office:value="4208842" calcext:value-type="float">
            <text:p>420884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mArithmeticTest/addmod.json</text:p>
          </table:table-cell>
          <table:table-cell office:value-type="float" office:value="1.51403354298964" calcext:value-type="float">
            <text:p>1,51403354298964</text:p>
          </table:table-cell>
          <table:table-cell office:value-type="float" office:value="12007820" calcext:value-type="float">
            <text:p>120078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mArithmeticTest/fib.json</text:p>
          </table:table-cell>
          <table:table-cell office:value-type="float" office:value="1.49928436899791" calcext:value-type="float">
            <text:p>1,49928436899791</text:p>
          </table:table-cell>
          <table:table-cell office:value-type="float" office:value="1318996" calcext:value-type="float">
            <text:p>13189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vmArithmeticTest/add.json</text:p>
          </table:table-cell>
          <table:table-cell office:value-type="float" office:value="1.49278269200295" calcext:value-type="float">
            <text:p>1,49278269200295</text:p>
          </table:table-cell>
          <table:table-cell office:value-type="float" office:value="3623347" calcext:value-type="float">
            <text:p>362334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vmArithmeticTest/div.json</text:p>
          </table:table-cell>
          <table:table-cell office:value-type="float" office:value="1.5248506229982" calcext:value-type="float">
            <text:p>1,5248506229982</text:p>
          </table:table-cell>
          <table:table-cell office:value-type="float" office:value="5640788" calcext:value-type="float">
            <text:p>56407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vmArithmeticTest/divByZero.json</text:p>
          </table:table-cell>
          <table:table-cell office:value-type="float" office:value="1.55954773300618" calcext:value-type="float">
            <text:p>1,55954773300618</text:p>
          </table:table-cell>
          <table:table-cell office:value-type="float" office:value="51471553" calcext:value-type="float">
            <text:p>5147155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mArithmeticTest/mulmod.json</text:p>
          </table:table-cell>
          <table:table-cell office:value-type="float" office:value="1.53513282700442" calcext:value-type="float">
            <text:p>1,53513282700442</text:p>
          </table:table-cell>
          <table:table-cell office:value-type="float" office:value="11978985" calcext:value-type="float">
            <text:p>1197898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vmArithmeticTest/mul.json</text:p>
          </table:table-cell>
          <table:table-cell office:value-type="float" office:value="1.52941226999974" calcext:value-type="float">
            <text:p>1,52941226999974</text:p>
          </table:table-cell>
          <table:table-cell office:value-type="float" office:value="6403356" calcext:value-type="float">
            <text:p>64033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vmArithmeticTest/expPower2.json</text:p>
          </table:table-cell>
          <table:table-cell office:value-type="float" office:value="1.52195876500628" calcext:value-type="float">
            <text:p>1,52195876500628</text:p>
          </table:table-cell>
          <table:table-cell office:value-type="float" office:value="2850043" calcext:value-type="float">
            <text:p>285004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vmArithmeticTest/expPower256.json</text:p>
          </table:table-cell>
          <table:table-cell office:value-type="float" office:value="1.51553440300631" calcext:value-type="float">
            <text:p>1,51553440300631</text:p>
          </table:table-cell>
          <table:table-cell office:value-type="float" office:value="8524162" calcext:value-type="float">
            <text:p>852416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mArithmeticTest/arith.json</text:p>
          </table:table-cell>
          <table:table-cell office:value-type="float" office:value="1.50142061599763" calcext:value-type="float">
            <text:p>1,50142061599763</text:p>
          </table:table-cell>
          <table:table-cell office:value-type="float" office:value="648697" calcext:value-type="float">
            <text:p>64869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vmArithmeticTest/twoOps.json</text:p>
          </table:table-cell>
          <table:table-cell office:value-type="float" office:value="1.54084714700002" calcext:value-type="float">
            <text:p>1,54084714700002</text:p>
          </table:table-cell>
          <table:table-cell office:value-type="float" office:value="69324049" calcext:value-type="float">
            <text:p>693240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vmBitwiseLogicOperation/and.json</text:p>
          </table:table-cell>
          <table:table-cell office:value-type="float" office:value="1.5307864510105" calcext:value-type="float">
            <text:p>1,5307864510105</text:p>
          </table:table-cell>
          <table:table-cell office:value-type="float" office:value="3632458" calcext:value-type="float">
            <text:p>363245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vmBitwiseLogicOperation/not.json</text:p>
          </table:table-cell>
          <table:table-cell office:value-type="float" office:value="1.50395009599742" calcext:value-type="float">
            <text:p>1,50395009599742</text:p>
          </table:table-cell>
          <table:table-cell office:value-type="float" office:value="4199887" calcext:value-type="float">
            <text:p>419988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vmBitwiseLogicOperation/gt.json</text:p>
          </table:table-cell>
          <table:table-cell office:value-type="float" office:value="1.50893777298916" calcext:value-type="float">
            <text:p>1,50893777298916</text:p>
          </table:table-cell>
          <table:table-cell office:value-type="float" office:value="2791964" calcext:value-type="float">
            <text:p>279196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vmBitwiseLogicOperation/eq.json</text:p>
          </table:table-cell>
          <table:table-cell office:value-type="float" office:value="1.51124728699506" calcext:value-type="float">
            <text:p>1,51124728699506</text:p>
          </table:table-cell>
          <table:table-cell office:value-type="float" office:value="2126015" calcext:value-type="float">
            <text:p>212601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vmBitwiseLogicOperation/lt.json</text:p>
          </table:table-cell>
          <table:table-cell office:value-type="float" office:value="1.49675981499604" calcext:value-type="float">
            <text:p>1,49675981499604</text:p>
          </table:table-cell>
          <table:table-cell office:value-type="float" office:value="2791941" calcext:value-type="float">
            <text:p>279194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mBitwiseLogicOperation/slt.json</text:p>
          </table:table-cell>
          <table:table-cell office:value-type="float" office:value="1.52221442900191" calcext:value-type="float">
            <text:p>1,52221442900191</text:p>
          </table:table-cell>
          <table:table-cell office:value-type="float" office:value="2798714" calcext:value-type="float">
            <text:p>27987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mBitwiseLogicOperation/byte.json</text:p>
          </table:table-cell>
          <table:table-cell office:value-type="float" office:value="1.5619129199913" calcext:value-type="float">
            <text:p>1,5619129199913</text:p>
          </table:table-cell>
          <table:table-cell office:value-type="float" office:value="11543952" calcext:value-type="float">
            <text:p>1154395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vmBitwiseLogicOperation/iszero.json</text:p>
          </table:table-cell>
          <table:table-cell office:value-type="float" office:value="1.53280861099483" calcext:value-type="float">
            <text:p>1,53280861099483</text:p>
          </table:table-cell>
          <table:table-cell office:value-type="float" office:value="2113129" calcext:value-type="float">
            <text:p>21131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mBitwiseLogicOperation/sgt.json</text:p>
          </table:table-cell>
          <table:table-cell office:value-type="float" office:value="1.50196072101244" calcext:value-type="float">
            <text:p>1,50196072101244</text:p>
          </table:table-cell>
          <table:table-cell office:value-type="float" office:value="2798657" calcext:value-type="float">
            <text:p>279865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mBitwiseLogicOperation/or.json</text:p>
          </table:table-cell>
          <table:table-cell office:value-type="float" office:value="1.53467313699366" calcext:value-type="float">
            <text:p>1,53467313699366</text:p>
          </table:table-cell>
          <table:table-cell office:value-type="float" office:value="4215787" calcext:value-type="float">
            <text:p>421578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mBitwiseLogicOperation/xor.json</text:p>
          </table:table-cell>
          <table:table-cell office:value-type="float" office:value="1.5183179040032" calcext:value-type="float">
            <text:p>1,5183179040032</text:p>
          </table:table-cell>
          <table:table-cell office:value-type="float" office:value="4210529" calcext:value-type="float">
            <text:p>421052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mTests/calldataload.json</text:p>
          </table:table-cell>
          <table:table-cell office:value-type="float" office:value="1.51680018899788" calcext:value-type="float">
            <text:p>1,51680018899788</text:p>
          </table:table-cell>
          <table:table-cell office:value-type="float" office:value="2719019" calcext:value-type="float">
            <text:p>27190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vmTests/envInfo.json</text:p>
          </table:table-cell>
          <table:table-cell office:value-type="float" office:value="1.56057918199804" calcext:value-type="float">
            <text:p>1,56057918199804</text:p>
          </table:table-cell>
          <table:table-cell office:value-type="float" office:value="7244081" calcext:value-type="float">
            <text:p>72440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vmTests/random.json</text:p>
          </table:table-cell>
          <table:table-cell office:value-type="float" office:value="1.56669160099409" calcext:value-type="float">
            <text:p>1,56669160099409</text:p>
          </table:table-cell>
          <table:table-cell office:value-type="float" office:value="3827317" calcext:value-type="float">
            <text:p>382731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vmTests/blockInfo.json</text:p>
          </table:table-cell>
          <table:table-cell office:value-type="float" office:value="1.5111610449967" calcext:value-type="float">
            <text:p>1,5111610449967</text:p>
          </table:table-cell>
          <table:table-cell office:value-type="float" office:value="3621845" calcext:value-type="float">
            <text:p>362184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mTests/suicide.json</text:p>
          </table:table-cell>
          <table:table-cell office:value-type="float" office:value="1.51606349299254" calcext:value-type="float">
            <text:p>1,51606349299254</text:p>
          </table:table-cell>
          <table:table-cell office:value-type="float" office:value="2098938" calcext:value-type="float">
            <text:p>20989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vmTests/push.json</text:p>
          </table:table-cell>
          <table:table-cell office:value-type="float" office:value="1.61484719699365" calcext:value-type="float">
            <text:p>1,61484719699365</text:p>
          </table:table-cell>
          <table:table-cell office:value-type="float" office:value="26757787" calcext:value-type="float">
            <text:p>267577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mTests/dup.json</text:p>
          </table:table-cell>
          <table:table-cell office:value-type="float" office:value="1.54785524700128" calcext:value-type="float">
            <text:p>1,54785524700128</text:p>
          </table:table-cell>
          <table:table-cell office:value-type="float" office:value="25299635" calcext:value-type="float">
            <text:p>252996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mTests/swap.json</text:p>
          </table:table-cell>
          <table:table-cell office:value-type="float" office:value="1.55928157900053" calcext:value-type="float">
            <text:p>1,55928157900053</text:p>
          </table:table-cell>
          <table:table-cell office:value-type="float" office:value="25299663" calcext:value-type="float">
            <text:p>252996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vmTests/calldatasize.json</text:p>
          </table:table-cell>
          <table:table-cell office:value-type="float" office:value="1.59250637301011" calcext:value-type="float">
            <text:p>1,59250637301011</text:p>
          </table:table-cell>
          <table:table-cell office:value-type="float" office:value="15095319" calcext:value-type="float">
            <text:p>1509531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mTests/sha3.json</text:p>
          </table:table-cell>
          <table:table-cell office:value-type="float" office:value="1.76874414899794" calcext:value-type="float">
            <text:p>1,76874414899794</text:p>
          </table:table-cell>
          <table:table-cell office:value-type="float" office:value="817082365" calcext:value-type="float">
            <text:p>81708236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mTests/calldatacopy.json</text:p>
          </table:table-cell>
          <table:table-cell office:value-type="float" office:value="1.54384841700085" calcext:value-type="float">
            <text:p>1,54384841700085</text:p>
          </table:table-cell>
          <table:table-cell office:value-type="float" office:value="6478494" calcext:value-type="float">
            <text:p>6478494</text:p>
          </table:table-cell>
        </table:table-row>
        <table:table-row table:style-name="ro1" table:number-rows-repeated="104851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1">00/00/0000</text:date>, <text:time style:data-style-name="N2" text:time-value="10:39:50.54135112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2:30:15.400315402</meta:creation-date>
    <dc:date>2023-12-01T10:41:00.664701315</dc:date>
    <meta:editing-duration>PT9M23S</meta:editing-duration>
    <meta:editing-cycles>4</meta:editing-cycles>
    <meta:generator>LibreOffice/7.5.8.2$Linux_X86_64 LibreOffice_project/50$Build-2</meta:generator>
    <meta:document-statistic meta:table-count="1" meta:cell-count="260" meta:object-count="0"/>
  </office:meta>
</office:document-meta>
</file>